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-0.635cm" style:auto-text-indent="false"/>
      <style:text-properties officeooo:rsid="00095bde" officeooo:paragraph-rsid="00095bde"/>
    </style:style>
    <style:style style:name="T1" style:family="text">
      <style:text-properties officeooo:rsid="000a96d5"/>
    </style:style>
    <style:style style:name="T2" style:family="text">
      <style:text-properties officeooo:rsid="000ad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Realizar un programa/aplicación en C# <text:span text:style-name="T2">usando la estructura "for" </text:span>que <text:span text:style-name="T1">repita 10 veces la frase "Introduzca un número entero" y realice posteriormente la media de esos 10 núme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6S</meta:editing-duration>
    <meta:editing-cycles>5</meta:editing-cycles>
    <meta:generator>LibreOffice/5.2.5.1$Windows_x86 LibreOffice_project/0312e1a284a7d50ca85a365c316c7abbf20a4d22</meta:generator>
    <dc:date>2017-02-15T10:35:41.409000000</dc:date>
    <meta:document-statistic meta:table-count="0" meta:image-count="0" meta:object-count="0" meta:page-count="1" meta:paragraph-count="1" meta:word-count="28" meta:character-count="178" meta:non-whitespace-character-count="150"/>
    <meta:user-defined meta:name="Info 1"/>
    <meta:user-defined meta:name="Info 2"/>
    <meta:user-defined meta:name="Info 3"/>
    <meta:user-defined meta:name="Info 4"/>
  </office:meta>
</office:document-meta>
</file>